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6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3" table:number-rows-spanned="1">
            <text:p>Phot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6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80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style-name="ce67" office:value-type="date" office:date-value="2021-09-27" calcext:value-type="date">
            <text:p>27 sep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3"/>
          <table:table-cell table:style-name="ce85" table:number-columns-repeated="40"/>
          <table:table-cell table:style-name="ce95"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6"/>
          <table:table-cell table:style-name="ce78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6"/>
          <table:table-cell table:style-name="ce71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4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4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4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table:number-columns-repeated="61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2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 office:value-type="string" calcext:value-type="string">
            <text:p>Algo</text:p>
          </table:table-cell>
          <table:table-cell table:style-name="ce17" table:number-columns-repeated="6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01</text:p>
          </table:table-cell>
          <table:table-cell table:style-name="ce13" office:value-type="string" calcext:value-type="string">
            <text:p>E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table:number-columns-repeated="5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table:number-columns-repeated="71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71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5:24:12.567730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25T15:37:19.961131419</dc:date>
    <meta:editing-duration>P215DT20H53M37S</meta:editing-duration>
    <meta:editing-cycles>905</meta:editing-cycles>
    <meta:generator>LibreOffice/6.1.5.2$Linux_X86_64 LibreOffice_project/10$Build-2</meta:generator>
    <meta:document-statistic meta:table-count="3" meta:cell-count="476" meta:object-count="0"/>
  </office:meta>
</office:document-meta>
</file>